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863c8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text-properties officeooo:paragraph-rsid="000863c8"/>
    </style:style>
    <style:style style:name="P8" style:family="paragraph" style:parent-style-name="Standard">
      <style:text-properties fo:font-weight="bold" officeooo:paragraph-rsid="000863c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863c8"/>
    </style:style>
    <style:style style:name="T1" style:family="text">
      <style:text-properties officeooo:rsid="0004c447"/>
    </style:style>
    <style:style style:name="T2" style:family="text">
      <style:text-properties officeooo:rsid="0006bf58"/>
    </style:style>
    <style:style style:name="T3" style:family="text">
      <style:text-properties officeooo:rsid="0007a411"/>
    </style:style>
    <style:style style:name="T4" style:family="text">
      <style:text-properties officeooo:rsid="000863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CMP<text:span text:style-name="T1">(Internet control message protocol)</text:span></text:p>
      <text:p text:style-name="Standard"/>
      <text:list xml:id="list17588337021" text:style-name="L1">
        <text:list-item>
          <text:p text:style-name="P3">Communicates network layer information between end hosts and routers. <text:span text:style-name="T3">This is done through the use of control messages. </text:span><text:span text:style-name="T4">Control messages can be</text:span></text:p>
          <text:list>
            <text:list-item>
              <text:p text:style-name="P4"><text:span text:style-name="T4">Error messages generated by intermediate routers to communicate that something is wrong with the Datagram/Network</text:span></text:p>
              <text:list>
                <text:list-item>
                  <text:p text:style-name="P4"><text:span text:style-name="T4">Destination/Host/Port unreachable/unknown.</text:span></text:p>
                </text:list-item>
                <text:list-item>
                  <text:p text:style-name="P4"><text:span text:style-name="T4">TTL expired</text:span></text:p>
                </text:list-item>
                <text:list-item>
                  <text:p text:style-name="P4"><text:span text:style-name="T4">IP header bad</text:span></text:p>
                </text:list-item>
              </text:list>
            </text:list-item>
            <text:list-item>
              <text:p text:style-name="P4"><text:span text:style-name="T4">Messages other than data transmission which helps us diagnose problems</text:span></text:p>
              <text:list>
                <text:list-item>
                  <text:p text:style-name="P4"><text:span text:style-name="T4">Echo request/reply</text:span></text:p>
                </text:list-item>
                <text:list-item>
                  <text:p text:style-name="P4"><text:span text:style-name="T4">Router advertisements/discovery</text:span></text:p>
                </text:list-item>
              </text:list>
            </text:list-item>
          </text:list>
        </text:list-item>
        <text:list-item>
          <text:p text:style-name="P3">It sits above the IP and is strictly a transport layer protocol. However it serves <text:span text:style-name="T1">t</text:span>he network layer</text:p>
        </text:list-item>
      </text:list>
      <text:p text:style-name="Standard"/>
      <text:p text:style-name="P8"><text:span text:style-name="T4">ICMP segmen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4">ICMP type</text:span></text:p>
          </table:table-cell>
        </table:table-row>
        <table:table-row>
          <table:table-cell table:style-name="Table1.A2" office:value-type="string">
            <text:p text:style-name="P9"><text:span text:style-name="T4">ICMP code</text:span></text:p>
          </table:table-cell>
        </table:table-row>
        <table:table-row>
          <table:table-cell table:style-name="Table1.A2" office:value-type="string">
            <text:p text:style-name="P9"><text:span text:style-name="T4">First 20 bytes of the respective IP datagram which is responsible for the generation of this ICMP segment.</text:span></text:p>
          </table:table-cell>
        </table:table-row>
      </table:table>
      <text:p text:style-name="P7"><text:span text:style-name="T4"/></text:p>
      <text:p text:style-name="P1">How the 'ping' app uses icmp</text:p>
      <text:list xml:id="list255809106" text:style-name="L2">
        <text:list-item>
          <text:p text:style-name="P5">Sends a ICMP echo_request packet to the host</text:p>
        </text:list-item>
      </text:list>
      <text:p text:style-name="Standard"/>
      <text:p text:style-name="P1">How traceroute uses icmp</text:p>
      <text:list xml:id="list1510938642" text:style-name="L3">
        <text:list-item>
          <text:p text:style-name="P6">Sends successive <text:span text:style-name="T2">UDP</text:span> packets with incremented TTL values starting from 1. Constructs the route with th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09T08:16:21</meta:creation-date>
    <dc:date>2013-03-14T18:11:50</dc:date>
    <dc:creator>Kempa </dc:creator>
    <meta:editing-duration>PT7M57S</meta:editing-duration>
    <meta:editing-cycles>5</meta:editing-cycles>
    <meta:generator>LibreOffice/3.6$Linux_x86 LibreOffice_project/360m1$Build-2</meta:generator>
    <meta:document-statistic meta:table-count="1" meta:image-count="0" meta:object-count="0" meta:page-count="1" meta:paragraph-count="18" meta:word-count="149" meta:character-count="927" meta:non-whitespace-character-count="806"/>
  </office:meta>
</office:document-meta>
</file>